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butt" draw:textarea-horizontal-align="justify" draw:textarea-vertical-align="middle" draw:auto-grow-height="false" fo:min-height="3.814cm" fo:min-width="10.168cm"/>
    </style:style>
    <style:style style:name="gr2" style:family="graphic" style:parent-style-name="standard">
      <style:graphic-properties draw:textarea-horizontal-align="justify" draw:textarea-vertical-align="middle" draw:auto-grow-height="false" fo:min-height="2.38cm" fo:min-width="3.558cm"/>
    </style:style>
    <style:style style:name="gr3" style:family="graphic" style:parent-style-name="standard">
      <style:graphic-properties draw:textarea-horizontal-align="justify" draw:textarea-vertical-align="middle" draw:auto-grow-height="false" fo:min-height="2.38cm" fo:min-width="3.55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linecap="butt" draw:textarea-horizontal-align="justify" draw:textarea-vertical-align="middle" draw:auto-grow-height="false" fo:min-height="3.052cm" fo:min-width="8.263cm"/>
    </style:style>
    <style:style style:name="gr6" style:family="graphic" style:parent-style-name="standard">
      <style:graphic-properties draw:textarea-horizontal-align="justify" draw:textarea-vertical-align="middle" draw:auto-grow-height="false" fo:min-height="1.887cm" fo:min-width="2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887cm" fo:min-width="2.833cm"/>
    </style:style>
    <style:style style:name="gr8" style:family="graphic" style:parent-style-name="standard">
      <style:graphic-properties draw:textarea-horizontal-align="justify" draw:textarea-vertical-align="middle" draw:auto-grow-height="false" fo:min-height="1.887cm" fo:min-width="2.8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668cm" svg:height="4.064cm" svg:x="4.683cm" svg:y="2.1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058cm" svg:height="2.63cm" svg:x="5.147cm" svg:y="2.979cm">
            <text:p text:style-name="P1">Root</text:p>
            <text:p text:style-name="P1">Component</text:p>
            <text:p text:style-name="P1">{ }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059cm" svg:height="2.63cm" svg:x="10.249cm" svg:y="2.979cm">
            <text:p text:style-name="P1">Root</text:p>
            <text:p text:style-name="P1">Template</text:p>
            <text:p text:style-name="P1">&lt; &gt;</text:p>
            <draw:enhanced-geometry svg:viewBox="0 0 21600 21600" draw:type="rectangle" draw:enhanced-path="M 0 0 L 21600 0 21600 21600 0 21600 0 0 Z N"/>
          </draw:custom-shape>
        </draw:g>
        <draw:line draw:style-name="gr4" draw:text-style-name="P2" draw:layer="layout" svg:x1="7.985cm" svg:y1="6.207cm" svg:x2="5.445cm" svg:y2="9.255cm">
          <text:p/>
        </draw:line>
        <draw:line draw:style-name="gr4" draw:text-style-name="P2" draw:layer="layout" svg:x1="12.049cm" svg:y1="6.207cm" svg:x2="14.589cm" svg:y2="9.128cm">
          <text:p/>
        </draw:line>
        <draw:g>
          <draw:custom-shape draw:style-name="gr5" draw:text-style-name="P1" draw:layer="layout" svg:width="8.763cm" svg:height="3.302cm" svg:x="1.635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3.334cm" svg:height="2.137cm" svg:x="2.016cm" svg:y="10.061cm">
            <text:p text:style-name="P1">Child A</text:p>
            <text:p text:style-name="P1">Component</text:p>
            <text:p text:style-name="P1">{ }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334cm" svg:height="2.137cm" svg:x="6.207cm" svg:y="10.061cm">
            <text:p text:style-name="P1">Child A</text:p>
            <text:p text:style-name="P1">Template</text:p>
            <text:p text:style-name="P1">&lt; &gt;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8.763cm" svg:height="3.302cm" svg:x="11.16cm" svg:y="9.38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.333cm" svg:height="2.137cm" svg:x="11.542cm" svg:y="10.062cm">
              <text:p text:style-name="P1">ExamList</text:p>
              <text:p text:style-name="P1">Component</text:p>
              <text:p text:style-name="P1">{ }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3.335cm" svg:height="2.137cm" svg:x="15.732cm" svg:y="10.062cm">
              <text:p text:style-name="P1">ExamList</text:p>
              <text:p text:style-name="P1">Template</text:p>
              <text:p text:style-name="P1">&lt; &gt;</text:p>
              <draw:enhanced-geometry svg:viewBox="0 0 21600 21600" draw:type="rectangle" draw:enhanced-path="M 0 0 L 21600 0 21600 21600 0 21600 0 0 Z N"/>
            </draw:custom-shape>
          </draw:g>
          <draw:line draw:style-name="gr4" draw:text-style-name="P2" draw:layer="layout" svg:x1="14.462cm" svg:y1="12.684cm" svg:x2="14.462cm" svg:y2="15.605cm">
            <text:p/>
          </draw:line>
          <draw:g>
            <draw:custom-shape draw:style-name="gr5" draw:text-style-name="P1" draw:layer="layout" svg:width="8.763cm" svg:height="3.302cm" svg:x="11.033cm" svg:y="15.60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.333cm" svg:height="2.137cm" svg:x="11.415cm" svg:y="16.285cm">
              <text:p text:style-name="P1">ExamDetail</text:p>
              <text:p text:style-name="P1">Component</text:p>
              <text:p text:style-name="P1">{ }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3.335cm" svg:height="2.137cm" svg:x="15.605cm" svg:y="16.285cm">
              <text:p text:style-name="P1">ExamDetail</text:p>
              <text:p text:style-name="P1">Template</text:p>
              <text:p text:style-name="P1">&lt; &gt;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6:21:37.403000000</meta:creation-date>
    <dc:date>2016-05-09T17:19:28.932000000</dc:date>
    <meta:editing-duration>PT42M51S</meta:editing-duration>
    <meta:editing-cycles>1</meta:editing-cycles>
    <meta:document-statistic meta:object-count="20"/>
    <meta:generator>LibreOffice/5.0.2.2$Windows_x86 LibreOffice_project/37b43f919e4de5eeaca9b9755ed688758a8251fe</meta:generator>
  </office:meta>
</office:document-meta>
</file>